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430">
            <text:p>404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table:number-columns-repeated="3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table:number-columns-repeated="3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table:number-columns-repeated="3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1:3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1:37:59.09</dc:date>
    <meta:editing-cycles>81</meta:editing-cycles>
    <meta:editing-duration>PT2H23M42S</meta:editing-duration>
    <meta:document-statistic meta:table-count="18" meta:cell-count="267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